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317724" calcext:value-type="float">
            <text:p>31772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5" calcext:value-type="float">
            <text:p>31772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6" calcext:value-type="float">
            <text:p>31772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];[$legenda.$A$2:.$K$20];2;0)" office:value-type="string" office:string-value="9.1" calcext:value-type="string">
            <text:p>9.1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7" calcext:value-type="float">
            <text:p>31772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];[$legenda.$A$2:.$K$20];2;0)" office:value-type="string" office:string-value="9.1" calcext:value-type="string">
            <text:p>9.1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8" calcext:value-type="float">
            <text:p>31772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9" calcext:value-type="float">
            <text:p>2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];[$legenda.$A$2:.$K$20];2;0)" office:value-type="float" office:value="7" calcext:value-type="float">
            <text:p>7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>
            <text:p/>
          </table:table-cell>
          <table:table-cell table:style-name="ce15" table:formula="of:=IF(VLOOKUP([.$C6];[$legenda.$A$2:.$K$20];11;0)&lt;&gt;&quot;vazio&quot;;VLOOKUP([.$C6];[$legenda.$A$2:.$K$20];11;0);&quot;&quot;)">
            <text:p/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9" calcext:value-type="float">
            <text:p>31772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];[$legenda.$A$2:.$K$20];2;0)" office:value-type="float" office:value="7" calcext:value-type="float">
            <text:p>7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>
            <text:p/>
          </table:table-cell>
          <table:table-cell table:style-name="ce15" table:formula="of:=IF(VLOOKUP([.$C7];[$legenda.$A$2:.$K$20];11;0)&lt;&gt;&quot;vazio&quot;;VLOOKUP([.$C7];[$legenda.$A$2:.$K$20];11;0);&quot;&quot;)">
            <text:p/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30" calcext:value-type="float">
            <text:p>31773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8];[$legenda.$A$2:.$K$20];2;0)" office:value-type="float" office:value="10" calcext:value-type="float">
            <text:p>10</text:p>
          </table:table-cell>
          <table:table-cell table:style-name="ce15" table:formula="of:=IF(VLOOKUP([.$C8];[$legenda.$A$2:.$K$20];9;0)&lt;&gt;&quot;vazio&quot;;VLOOKUP([.$C8];[$legenda.$A$2:.$K$20];9;0);&quot;&quot;)">
            <text:p/>
          </table:table-cell>
          <table:table-cell table:style-name="ce15" table:formula="of:=IF(VLOOKUP([.$C8];[$legenda.$A$2:.$K$20];10;0)&lt;&gt;&quot;vazio&quot;;VLOOKUP([.$C8];[$legenda.$A$2:.$K$20];10;0);&quot;&quot;)">
            <text:p/>
          </table:table-cell>
          <table:table-cell table:style-name="ce15" table:formula="of:=IF(VLOOKUP([.$C8];[$legenda.$A$2:.$K$20];11;0)&lt;&gt;&quot;vazio&quot;;VLOOKUP([.$C8];[$legenda.$A$2:.$K$20];11;0);&quot;&quot;)">
            <text:p/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31" calcext:value-type="float">
            <text:p>31773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228" calcext:value-type="float">
            <text:p>228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];[$legenda.$A$2:.$K$20];2;0)" office:value-type="float" office:value="18" calcext:value-type="float">
            <text:p>18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32" calcext:value-type="float">
            <text:p>31773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0];[$legenda.$A$2:.$K$20];2;0)" office:value-type="float" office:value="9" calcext:value-type="float">
            <text:p>9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];[$legenda.$A$2:.$K$20];11;0)&lt;&gt;&quot;vazio&quot;;VLOOKUP([.$C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33" calcext:value-type="float">
            <text:p>31773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1];[$legenda.$A$2:.$K$20];2;0)" office:value-type="float" office:value="9" calcext:value-type="float">
            <text:p>9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34" calcext:value-type="float">
            <text:p>31773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2];[$legenda.$A$2:.$K$20];2;0)" office:value-type="float" office:value="10" calcext:value-type="float">
            <text:p>10</text:p>
          </table:table-cell>
          <table:table-cell table:style-name="ce15" table:formula="of:=IF(VLOOKUP([.$C12];[$legenda.$A$2:.$K$20];9;0)&lt;&gt;&quot;vazio&quot;;VLOOKUP([.$C12];[$legenda.$A$2:.$K$20];9;0);&quot;&quot;)">
            <text:p/>
          </table:table-cell>
          <table:table-cell table:style-name="ce15" table:formula="of:=IF(VLOOKUP([.$C12];[$legenda.$A$2:.$K$20];10;0)&lt;&gt;&quot;vazio&quot;;VLOOKUP([.$C12];[$legenda.$A$2:.$K$20];10;0);&quot;&quot;)">
            <text:p/>
          </table:table-cell>
          <table:table-cell table:style-name="ce15" table:formula="of:=IF(VLOOKUP([.$C12];[$legenda.$A$2:.$K$20];11;0)&lt;&gt;&quot;vazio&quot;;VLOOKUP([.$C12];[$legenda.$A$2:.$K$20];11;0);&quot;&quot;)">
            <text:p/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35" calcext:value-type="float">
            <text:p>31773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0" calcext:value-type="float">
            <text:p>220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];[$legenda.$A$2:.$K$20];2;0)" office:value-type="float" office:value="18" calcext:value-type="float">
            <text:p>18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36" calcext:value-type="float">
            <text:p>31773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];[$legenda.$A$2:.$K$20];2;0)" office:value-type="float" office:value="17" calcext:value-type="float">
            <text:p>17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37" calcext:value-type="float">
            <text:p>31773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5];[$legenda.$A$2:.$K$20];2;0)" office:value-type="float" office:value="3" calcext:value-type="float">
            <text:p>3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5];[$legenda.$A$2:.$K$20];10;0)&lt;&gt;&quot;vazio&quot;;VLOOKUP([.$C15];[$legenda.$A$2:.$K$20];10;0);&quot;&quot;)">
            <text:p/>
          </table:table-cell>
          <table:table-cell table:style-name="ce15" table:formula="of:=IF(VLOOKUP([.$C15];[$legenda.$A$2:.$K$20];11;0)&lt;&gt;&quot;vazio&quot;;VLOOKUP([.$C15];[$legenda.$A$2:.$K$20];11;0);&quot;&quot;)">
            <text:p/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317738" calcext:value-type="float">
            <text:p>31773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3" calcext:value-type="float">
            <text:p>173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6];[$legenda.$A$2:.$K$20];2;0)" office:value-type="float" office:value="18" calcext:value-type="float">
            <text:p>18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39" calcext:value-type="float">
            <text:p>31773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34" calcext:value-type="float">
            <text:p>434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7];[$legenda.$A$2:.$K$20];2;0)" office:value-type="float" office:value="18" calcext:value-type="float">
            <text:p>18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40" calcext:value-type="float">
            <text:p>31774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48" calcext:value-type="float">
            <text:p>348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];[$legenda.$A$2:.$K$20];2;0)" office:value-type="float" office:value="18" calcext:value-type="float">
            <text:p>18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41" calcext:value-type="float">
            <text:p>31774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780368" calcext:value-type="float">
            <text:p>780368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];[$legenda.$A$2:.$K$20];2;0)" office:value-type="float" office:value="17" calcext:value-type="float">
            <text:p>17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42" calcext:value-type="float">
            <text:p>31774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0];[$legenda.$A$2:.$K$20];2;0)" office:value-type="string" office:string-value="9.1" calcext:value-type="string">
            <text:p>9.1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43" calcext:value-type="float">
            <text:p>31774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7" calcext:value-type="float">
            <text:p>26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];[$legenda.$A$2:.$K$20];2;0)" office:value-type="float" office:value="17" calcext:value-type="float">
            <text:p>17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44" calcext:value-type="float">
            <text:p>31774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2];[$legenda.$A$2:.$K$20];2;0)" office:value-type="string" office:string-value="9.1" calcext:value-type="string">
            <text:p>9.1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45" calcext:value-type="float">
            <text:p>31774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20254" calcext:value-type="float">
            <text:p>2520254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3];[$legenda.$A$2:.$K$20];2;0)" office:value-type="float" office:value="15" calcext:value-type="float">
            <text:p>15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" calcext:value-type="string">
            <text:p>pos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17746" calcext:value-type="float">
            <text:p>31774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20254" calcext:value-type="float">
            <text:p>2520254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4];[$legenda.$A$2:.$K$20];2;0)" office:value-type="float" office:value="15" calcext:value-type="float">
            <text:p>15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" calcext:value-type="string">
            <text:p>pos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17747" calcext:value-type="float">
            <text:p>31774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5];[$legenda.$A$2:.$K$20];2;0)" office:value-type="float" office:value="7" calcext:value-type="float">
            <text:p>7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];[$legenda.$A$2:.$K$20];10;0)&lt;&gt;&quot;vazio&quot;;VLOOKUP([.$C25];[$legenda.$A$2:.$K$20];10;0);&quot;&quot;)">
            <text:p/>
          </table:table-cell>
          <table:table-cell table:style-name="ce15" table:formula="of:=IF(VLOOKUP([.$C25];[$legenda.$A$2:.$K$20];11;0)&lt;&gt;&quot;vazio&quot;;VLOOKUP([.$C25];[$legenda.$A$2:.$K$20];11;0);&quot;&quot;)">
            <text:p/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48" calcext:value-type="float">
            <text:p>31774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];[$legenda.$A$2:.$K$20];2;0)" office:value-type="float" office:value="17" calcext:value-type="float">
            <text:p>17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49" calcext:value-type="float">
            <text:p>31774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84" calcext:value-type="float">
            <text:p>284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];[$legenda.$A$2:.$K$20];2;0)" office:value-type="float" office:value="17" calcext:value-type="float">
            <text:p>1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0" calcext:value-type="float">
            <text:p>31775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1" calcext:value-type="float">
            <text:p>31775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2" calcext:value-type="float">
            <text:p>31775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0" calcext:value-type="float">
            <text:p>2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0];[$legenda.$A$2:.$K$20];2;0)" office:value-type="float" office:value="7" calcext:value-type="float">
            <text:p>7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];[$legenda.$A$2:.$K$20];10;0)&lt;&gt;&quot;vazio&quot;;VLOOKUP([.$C30];[$legenda.$A$2:.$K$20];10;0);&quot;&quot;)">
            <text:p/>
          </table:table-cell>
          <table:table-cell table:style-name="ce15" table:formula="of:=IF(VLOOKUP([.$C30];[$legenda.$A$2:.$K$20];11;0)&lt;&gt;&quot;vazio&quot;;VLOOKUP([.$C30];[$legenda.$A$2:.$K$20];11;0);&quot;&quot;)">
            <text:p/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53" calcext:value-type="float">
            <text:p>31775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23" calcext:value-type="float">
            <text:p>123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4" calcext:value-type="float">
            <text:p>31775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32];[$legenda.$A$2:.$K$20];2;0)" office:value-type="float" office:value="10" calcext:value-type="float">
            <text:p>10</text:p>
          </table:table-cell>
          <table:table-cell table:style-name="ce15" table:formula="of:=IF(VLOOKUP([.$C32];[$legenda.$A$2:.$K$20];9;0)&lt;&gt;&quot;vazio&quot;;VLOOKUP([.$C32];[$legenda.$A$2:.$K$20];9;0);&quot;&quot;)">
            <text:p/>
          </table:table-cell>
          <table:table-cell table:style-name="ce15" table:formula="of:=IF(VLOOKUP([.$C32];[$legenda.$A$2:.$K$20];10;0)&lt;&gt;&quot;vazio&quot;;VLOOKUP([.$C32];[$legenda.$A$2:.$K$20];10;0);&quot;&quot;)">
            <text:p/>
          </table:table-cell>
          <table:table-cell table:style-name="ce15" table:formula="of:=IF(VLOOKUP([.$C32];[$legenda.$A$2:.$K$20];11;0)&lt;&gt;&quot;vazio&quot;;VLOOKUP([.$C32];[$legenda.$A$2:.$K$20];11;0);&quot;&quot;)">
            <text:p/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55" calcext:value-type="float">
            <text:p>31775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83" calcext:value-type="float">
            <text:p>183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3];[$legenda.$A$2:.$K$20];2;0)" office:value-type="float" office:value="18" calcext:value-type="float">
            <text:p>18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56" calcext:value-type="float">
            <text:p>31775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258" calcext:value-type="float">
            <text:p>258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];[$legenda.$A$2:.$K$20];2;0)" office:value-type="float" office:value="17" calcext:value-type="float">
            <text:p>1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7" calcext:value-type="float">
            <text:p>31775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310" calcext:value-type="float">
            <text:p>310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];[$legenda.$A$2:.$K$20];2;0)" office:value-type="float" office:value="17" calcext:value-type="float">
            <text:p>1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8" calcext:value-type="float">
            <text:p>31775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246" calcext:value-type="float">
            <text:p>246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];[$legenda.$A$2:.$K$20];2;0)" office:value-type="float" office:value="17" calcext:value-type="float">
            <text:p>17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9" calcext:value-type="float">
            <text:p>31775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7340247" calcext:value-type="float">
            <text:p>7340247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];[$legenda.$A$2:.$K$20];2;0)" office:value-type="float" office:value="17" calcext:value-type="float">
            <text:p>17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0" calcext:value-type="float">
            <text:p>31776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8];[$legenda.$A$2:.$K$20];2;0)" office:value-type="float" office:value="9" calcext:value-type="float">
            <text:p>9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61" calcext:value-type="float">
            <text:p>31776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2" calcext:value-type="float">
            <text:p>31776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0];[$legenda.$A$2:.$K$20];2;0)" office:value-type="float" office:value="9" calcext:value-type="float">
            <text:p>9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63" calcext:value-type="float">
            <text:p>31776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];[$legenda.$A$2:.$K$20];2;0)" office:value-type="float" office:value="17" calcext:value-type="float">
            <text:p>17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4" calcext:value-type="float">
            <text:p>31776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2];[$legenda.$A$2:.$K$20];2;0)" office:value-type="float" office:value="9" calcext:value-type="float">
            <text:p>9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65" calcext:value-type="float">
            <text:p>31776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];[$legenda.$A$2:.$K$20];2;0)" office:value-type="float" office:value="17" calcext:value-type="float">
            <text:p>1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6" calcext:value-type="float">
            <text:p>31776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];[$legenda.$A$2:.$K$20];2;0)" office:value-type="float" office:value="17" calcext:value-type="float">
            <text:p>17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7" calcext:value-type="float">
            <text:p>31776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];[$legenda.$A$2:.$K$20];2;0)" office:value-type="float" office:value="17" calcext:value-type="float">
            <text:p>17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8" calcext:value-type="float">
            <text:p>31776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];[$legenda.$A$2:.$K$20];2;0)" office:value-type="float" office:value="17" calcext:value-type="float">
            <text:p>1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9" calcext:value-type="float">
            <text:p>31776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1370209" calcext:value-type="float">
            <text:p>1370209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];[$legenda.$A$2:.$K$20];2;0)" office:value-type="float" office:value="17" calcext:value-type="float">
            <text:p>17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0" calcext:value-type="float">
            <text:p>31777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];[$legenda.$A$2:.$K$20];2;0)" office:value-type="float" office:value="17" calcext:value-type="float">
            <text:p>17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1" calcext:value-type="float">
            <text:p>31777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];[$legenda.$A$2:.$K$20];2;0)" office:value-type="float" office:value="17" calcext:value-type="float">
            <text:p>17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2" calcext:value-type="float">
            <text:p>31777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0];[$legenda.$A$2:.$K$20];2;0)" office:value-type="string" office:string-value="9.1" calcext:value-type="string">
            <text:p>9.1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3" calcext:value-type="float">
            <text:p>31777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1];[$legenda.$A$2:.$K$20];2;0)" office:value-type="string" office:string-value="9.1" calcext:value-type="string">
            <text:p>9.1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4" calcext:value-type="float">
            <text:p>31777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];[$legenda.$A$2:.$K$20];2;0)" office:value-type="float" office:value="17" calcext:value-type="float">
            <text:p>17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5" calcext:value-type="float">
            <text:p>31777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3];[$legenda.$A$2:.$K$20];2;0)" office:value-type="string" office:string-value="9.1" calcext:value-type="string">
            <text:p>9.1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6" calcext:value-type="float">
            <text:p>31777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];[$legenda.$A$2:.$K$20];2;0)" office:value-type="float" office:value="17" calcext:value-type="float">
            <text:p>17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7" calcext:value-type="float">
            <text:p>31777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1" calcext:value-type="float">
            <text:p>2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5];[$legenda.$A$2:.$K$20];2;0)" office:value-type="float" office:value="7" calcext:value-type="float">
            <text:p>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5];[$legenda.$A$2:.$K$20];10;0)&lt;&gt;&quot;vazio&quot;;VLOOKUP([.$C55];[$legenda.$A$2:.$K$20];10;0);&quot;&quot;)">
            <text:p/>
          </table:table-cell>
          <table:table-cell table:style-name="ce15" table:formula="of:=IF(VLOOKUP([.$C55];[$legenda.$A$2:.$K$20];11;0)&lt;&gt;&quot;vazio&quot;;VLOOKUP([.$C55];[$legenda.$A$2:.$K$20];11;0);&quot;&quot;)">
            <text:p/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8" calcext:value-type="float">
            <text:p>31777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56" calcext:value-type="float">
            <text:p>56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];[$legenda.$A$2:.$K$20];2;0)" office:value-type="float" office:value="17" calcext:value-type="float">
            <text:p>17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];[$legenda.$A$2:.$K$20];11;0)&lt;&gt;&quot;vazio&quot;;VLOOKUP([.$C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9" calcext:value-type="float">
            <text:p>31777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7];[$legenda.$A$2:.$K$20];2;0)" office:value-type="float" office:value="7" calcext:value-type="float">
            <text:p>7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7];[$legenda.$A$2:.$K$20];10;0)&lt;&gt;&quot;vazio&quot;;VLOOKUP([.$C57];[$legenda.$A$2:.$K$20];10;0);&quot;&quot;)">
            <text:p/>
          </table:table-cell>
          <table:table-cell table:style-name="ce15" table:formula="of:=IF(VLOOKUP([.$C57];[$legenda.$A$2:.$K$20];11;0)&lt;&gt;&quot;vazio&quot;;VLOOKUP([.$C57];[$legenda.$A$2:.$K$20];11;0);&quot;&quot;)">
            <text:p/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80" calcext:value-type="float">
            <text:p>31778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58];[$legenda.$A$2:.$K$20];2;0)" office:value-type="float" office:value="3" calcext:value-type="float">
            <text:p>3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58];[$legenda.$A$2:.$K$20];10;0)&lt;&gt;&quot;vazio&quot;;VLOOKUP([.$C58];[$legenda.$A$2:.$K$20];10;0);&quot;&quot;)">
            <text:p/>
          </table:table-cell>
          <table:table-cell table:style-name="ce15" table:formula="of:=IF(VLOOKUP([.$C58];[$legenda.$A$2:.$K$20];11;0)&lt;&gt;&quot;vazio&quot;;VLOOKUP([.$C58];[$legenda.$A$2:.$K$20];11;0);&quot;&quot;)">
            <text:p/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317781" calcext:value-type="float">
            <text:p>31778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97" calcext:value-type="float">
            <text:p>197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9];[$legenda.$A$2:.$K$20];2;0)" office:value-type="float" office:value="18" calcext:value-type="float">
            <text:p>18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2" calcext:value-type="float">
            <text:p>31778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71" calcext:value-type="float">
            <text:p>371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0];[$legenda.$A$2:.$K$20];2;0)" office:value-type="float" office:value="18" calcext:value-type="float">
            <text:p>18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3" calcext:value-type="float">
            <text:p>31778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11" calcext:value-type="float">
            <text:p>211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1];[$legenda.$A$2:.$K$20];2;0)" office:value-type="float" office:value="18" calcext:value-type="float">
            <text:p>18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4" calcext:value-type="float">
            <text:p>31778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39" calcext:value-type="float">
            <text:p>439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2];[$legenda.$A$2:.$K$20];2;0)" office:value-type="float" office:value="18" calcext:value-type="float">
            <text:p>18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5" calcext:value-type="float">
            <text:p>31778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540197" calcext:value-type="float">
            <text:p>7540197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];[$legenda.$A$2:.$K$20];2;0)" office:value-type="float" office:value="17" calcext:value-type="float">
            <text:p>17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86" calcext:value-type="float">
            <text:p>31778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7800360" calcext:value-type="float">
            <text:p>7800360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4];[$legenda.$A$2:.$K$20];2;0)" office:value-type="float" office:value="17" calcext:value-type="float">
            <text:p>17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87" calcext:value-type="float">
            <text:p>31778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5];[$legenda.$A$2:.$K$20];2;0)" office:value-type="float" office:value="7" calcext:value-type="float">
            <text:p>7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5];[$legenda.$A$2:.$K$20];10;0)&lt;&gt;&quot;vazio&quot;;VLOOKUP([.$C65];[$legenda.$A$2:.$K$20];10;0);&quot;&quot;)">
            <text:p/>
          </table:table-cell>
          <table:table-cell table:style-name="ce15" table:formula="of:=IF(VLOOKUP([.$C65];[$legenda.$A$2:.$K$20];11;0)&lt;&gt;&quot;vazio&quot;;VLOOKUP([.$C65];[$legenda.$A$2:.$K$20];11;0);&quot;&quot;)">
            <text:p/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88" calcext:value-type="float">
            <text:p>31778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850293" calcext:value-type="float">
            <text:p>7850293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6];[$legenda.$A$2:.$K$20];2;0)" office:value-type="float" office:value="17" calcext:value-type="float">
            <text:p>17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89" calcext:value-type="float">
            <text:p>31778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840302" calcext:value-type="float">
            <text:p>6840302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7];[$legenda.$A$2:.$K$20];2;0)" office:value-type="float" office:value="15" calcext:value-type="float">
            <text:p>15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pos" calcext:value-type="string">
            <text:p>pos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17790" calcext:value-type="float">
            <text:p>31779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450210" calcext:value-type="float">
            <text:p>7450210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8];[$legenda.$A$2:.$K$20];2;0)" office:value-type="float" office:value="17" calcext:value-type="float">
            <text:p>17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1" calcext:value-type="float">
            <text:p>31779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285" calcext:value-type="float">
            <text:p>285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2" calcext:value-type="float">
            <text:p>31779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173" calcext:value-type="float">
            <text:p>173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0];[$legenda.$A$2:.$K$20];2;0)" office:value-type="float" office:value="17" calcext:value-type="float">
            <text:p>17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3" calcext:value-type="float">
            <text:p>31779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730355" calcext:value-type="float">
            <text:p>5730355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1];[$legenda.$A$2:.$K$20];2;0)" office:value-type="float" office:value="17" calcext:value-type="float">
            <text:p>17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4" calcext:value-type="float">
            <text:p>31779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170291" calcext:value-type="float">
            <text:p>5170291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2];[$legenda.$A$2:.$K$20];2;0)" office:value-type="float" office:value="17" calcext:value-type="float">
            <text:p>17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5" calcext:value-type="float">
            <text:p>31779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73];[$legenda.$A$2:.$K$20];2;0)" office:value-type="float" office:value="10" calcext:value-type="float">
            <text:p>10</text:p>
          </table:table-cell>
          <table:table-cell table:style-name="ce15" table:formula="of:=IF(VLOOKUP([.$C73];[$legenda.$A$2:.$K$20];9;0)&lt;&gt;&quot;vazio&quot;;VLOOKUP([.$C73];[$legenda.$A$2:.$K$20];9;0);&quot;&quot;)">
            <text:p/>
          </table:table-cell>
          <table:table-cell table:style-name="ce15" table:formula="of:=IF(VLOOKUP([.$C73];[$legenda.$A$2:.$K$20];10;0)&lt;&gt;&quot;vazio&quot;;VLOOKUP([.$C73];[$legenda.$A$2:.$K$20];10;0);&quot;&quot;)">
            <text:p/>
          </table:table-cell>
          <table:table-cell table:style-name="ce15" table:formula="of:=IF(VLOOKUP([.$C73];[$legenda.$A$2:.$K$20];11;0)&lt;&gt;&quot;vazio&quot;;VLOOKUP([.$C73];[$legenda.$A$2:.$K$20];11;0);&quot;&quot;)">
            <text:p/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96" calcext:value-type="float">
            <text:p>31779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254" calcext:value-type="float">
            <text:p>254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74];[$legenda.$A$2:.$K$20];2;0)" office:value-type="float" office:value="18" calcext:value-type="float">
            <text:p>18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97" calcext:value-type="float">
            <text:p>31779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000257" calcext:value-type="float">
            <text:p>6000257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5];[$legenda.$A$2:.$K$20];2;0)" office:value-type="float" office:value="17" calcext:value-type="float">
            <text:p>17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8" calcext:value-type="float">
            <text:p>31779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6];[$legenda.$A$2:.$K$20];2;0)" office:value-type="float" office:value="17" calcext:value-type="float">
            <text:p>17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9" calcext:value-type="float">
            <text:p>31779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760278" calcext:value-type="float">
            <text:p>6760278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7];[$legenda.$A$2:.$K$20];2;0)" office:value-type="float" office:value="17" calcext:value-type="float">
            <text:p>17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0" calcext:value-type="float">
            <text:p>31780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540347" calcext:value-type="float">
            <text:p>4540347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8];[$legenda.$A$2:.$K$20];2;0)" office:value-type="float" office:value="17" calcext:value-type="float">
            <text:p>17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1" calcext:value-type="float">
            <text:p>31780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79];[$legenda.$A$2:.$K$20];2;0)" office:value-type="float" office:value="10" calcext:value-type="float">
            <text:p>10</text:p>
          </table:table-cell>
          <table:table-cell table:style-name="ce15" table:formula="of:=IF(VLOOKUP([.$C79];[$legenda.$A$2:.$K$20];9;0)&lt;&gt;&quot;vazio&quot;;VLOOKUP([.$C79];[$legenda.$A$2:.$K$20];9;0);&quot;&quot;)">
            <text:p/>
          </table:table-cell>
          <table:table-cell table:style-name="ce15" table:formula="of:=IF(VLOOKUP([.$C79];[$legenda.$A$2:.$K$20];10;0)&lt;&gt;&quot;vazio&quot;;VLOOKUP([.$C79];[$legenda.$A$2:.$K$20];10;0);&quot;&quot;)">
            <text:p/>
          </table:table-cell>
          <table:table-cell table:style-name="ce15" table:formula="of:=IF(VLOOKUP([.$C79];[$legenda.$A$2:.$K$20];11;0)&lt;&gt;&quot;vazio&quot;;VLOOKUP([.$C79];[$legenda.$A$2:.$K$20];11;0);&quot;&quot;)">
            <text:p/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802" calcext:value-type="float">
            <text:p>31780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318" calcext:value-type="float">
            <text:p>318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0];[$legenda.$A$2:.$K$20];2;0)" office:value-type="float" office:value="18" calcext:value-type="float">
            <text:p>18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03" calcext:value-type="float">
            <text:p>31780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200101" calcext:value-type="float">
            <text:p>3200101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1];[$legenda.$A$2:.$K$20];2;0)" office:value-type="float" office:value="17" calcext:value-type="float">
            <text:p>17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4" calcext:value-type="float">
            <text:p>31780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move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3" calcext:value-type="float">
            <text:p>2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82];[$legenda.$A$2:.$K$20];2;0)" office:value-type="float" office:value="8" calcext:value-type="float">
            <text:p>8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2];[$legenda.$A$2:.$K$20];10;0)&lt;&gt;&quot;vazio&quot;;VLOOKUP([.$C82];[$legenda.$A$2:.$K$20];10;0);&quot;&quot;)">
            <text:p/>
          </table:table-cell>
          <table:table-cell table:style-name="ce15" table:formula="of:=IF(VLOOKUP([.$C82];[$legenda.$A$2:.$K$20];11;0)&lt;&gt;&quot;vazio&quot;;VLOOKUP([.$C82];[$legenda.$A$2:.$K$20];11;0);&quot;&quot;)">
            <text:p/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805" calcext:value-type="float">
            <text:p>31780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207" calcext:value-type="float">
            <text:p>207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3];[$legenda.$A$2:.$K$20];2;0)" office:value-type="float" office:value="17" calcext:value-type="float">
            <text:p>17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6" calcext:value-type="float">
            <text:p>31780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149" calcext:value-type="float">
            <text:p>149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4];[$legenda.$A$2:.$K$20];2;0)" office:value-type="float" office:value="17" calcext:value-type="float">
            <text:p>17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7" calcext:value-type="float">
            <text:p>31780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333" calcext:value-type="float">
            <text:p>333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5];[$legenda.$A$2:.$K$20];2;0)" office:value-type="float" office:value="18" calcext:value-type="float">
            <text:p>18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08" calcext:value-type="float">
            <text:p>31780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86];[$legenda.$A$2:.$K$20];2;0)" office:value-type="float" office:value="10" calcext:value-type="float">
            <text:p>10</text:p>
          </table:table-cell>
          <table:table-cell table:style-name="ce15" table:formula="of:=IF(VLOOKUP([.$C86];[$legenda.$A$2:.$K$20];9;0)&lt;&gt;&quot;vazio&quot;;VLOOKUP([.$C86];[$legenda.$A$2:.$K$20];9;0);&quot;&quot;)">
            <text:p/>
          </table:table-cell>
          <table:table-cell table:style-name="ce15" table:formula="of:=IF(VLOOKUP([.$C86];[$legenda.$A$2:.$K$20];10;0)&lt;&gt;&quot;vazio&quot;;VLOOKUP([.$C86];[$legenda.$A$2:.$K$20];10;0);&quot;&quot;)">
            <text:p/>
          </table:table-cell>
          <table:table-cell table:style-name="ce15" table:formula="of:=IF(VLOOKUP([.$C86];[$legenda.$A$2:.$K$20];11;0)&lt;&gt;&quot;vazio&quot;;VLOOKUP([.$C86];[$legenda.$A$2:.$K$20];11;0);&quot;&quot;)">
            <text:p/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809" calcext:value-type="float">
            <text:p>31780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660300" calcext:value-type="float">
            <text:p>2660300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7];[$legenda.$A$2:.$K$20];2;0)" office:value-type="float" office:value="17" calcext:value-type="float">
            <text:p>17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0" calcext:value-type="float">
            <text:p>31781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30" calcext:value-type="float">
            <text:p>130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8];[$legenda.$A$2:.$K$20];2;0)" office:value-type="float" office:value="17" calcext:value-type="float">
            <text:p>17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1" calcext:value-type="float">
            <text:p>31781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440332" calcext:value-type="float">
            <text:p>2440332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9];[$legenda.$A$2:.$K$20];2;0)" office:value-type="float" office:value="17" calcext:value-type="float">
            <text:p>17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9];[$legenda.$A$2:.$K$20];10;0)&lt;&gt;&quot;vazio&quot;;VLOOKUP([.$C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9];[$legenda.$A$2:.$K$20];11;0)&lt;&gt;&quot;vazio&quot;;VLOOKUP([.$C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2" calcext:value-type="float">
            <text:p>31781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235" calcext:value-type="float">
            <text:p>235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0];[$legenda.$A$2:.$K$20];2;0)" office:value-type="float" office:value="17" calcext:value-type="float">
            <text:p>17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3" calcext:value-type="float">
            <text:p>31781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740090" calcext:value-type="float">
            <text:p>1740090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1];[$legenda.$A$2:.$K$20];2;0)" office:value-type="float" office:value="17" calcext:value-type="float">
            <text:p>17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4" calcext:value-type="float">
            <text:p>31781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2];[$legenda.$A$2:.$K$20];2;0)" office:value-type="float" office:value="9" calcext:value-type="float">
            <text:p>9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815" calcext:value-type="float">
            <text:p>31781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250324" calcext:value-type="float">
            <text:p>7250324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3];[$legenda.$A$2:.$K$20];2;0)" office:value-type="float" office:value="17" calcext:value-type="float">
            <text:p>17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6" calcext:value-type="float">
            <text:p>31781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010158" calcext:value-type="float">
            <text:p>1010158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94];[$legenda.$A$2:.$K$20];2;0)" office:value-type="float" office:value="16" calcext:value-type="float">
            <text:p>16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" calcext:value-type="string">
            <text:p>pos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17" calcext:value-type="float">
            <text:p>31781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020153" calcext:value-type="float">
            <text:p>1020153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5];[$legenda.$A$2:.$K$20];2;0)" office:value-type="float" office:value="17" calcext:value-type="float">
            <text:p>17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8" calcext:value-type="float">
            <text:p>31781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800132" calcext:value-type="float">
            <text:p>800132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6];[$legenda.$A$2:.$K$20];2;0)" office:value-type="float" office:value="17" calcext:value-type="float">
            <text:p>17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9" calcext:value-type="float">
            <text:p>31781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268" calcext:value-type="float">
            <text:p>268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7];[$legenda.$A$2:.$K$20];2;0)" office:value-type="float" office:value="17" calcext:value-type="float">
            <text:p>17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0" calcext:value-type="float">
            <text:p>31782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680255" calcext:value-type="float">
            <text:p>7680255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1" calcext:value-type="float">
            <text:p>31782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57" calcext:value-type="float">
            <text:p>357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9];[$legenda.$A$2:.$K$20];2;0)" office:value-type="float" office:value="17" calcext:value-type="float">
            <text:p>17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2" calcext:value-type="float">
            <text:p>31782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" calcext:value-type="float">
            <text:p>42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0];[$legenda.$A$2:.$K$20];2;0)" office:value-type="float" office:value="18" calcext:value-type="float">
            <text:p>18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0];[$legenda.$A$2:.$K$20];10;0)&lt;&gt;&quot;vazio&quot;;VLOOKUP([.$C1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0];[$legenda.$A$2:.$K$20];11;0)&lt;&gt;&quot;vazio&quot;;VLOOKUP([.$C1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23" calcext:value-type="float">
            <text:p>31782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10041" calcext:value-type="float">
            <text:p>710041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1];[$legenda.$A$2:.$K$20];2;0)" office:value-type="float" office:value="17" calcext:value-type="float">
            <text:p>17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4" calcext:value-type="float">
            <text:p>31782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02];[$legenda.$A$2:.$K$20];2;0)" office:value-type="float" office:value="9" calcext:value-type="float">
            <text:p>9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825" calcext:value-type="float">
            <text:p>31782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4940116" calcext:value-type="float">
            <text:p>4940116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03];[$legenda.$A$2:.$K$20];2;0)" office:value-type="float" office:value="16" calcext:value-type="float">
            <text:p>16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pos" calcext:value-type="string">
            <text:p>pos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26" calcext:value-type="float">
            <text:p>31782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120" calcext:value-type="float">
            <text:p>120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4];[$legenda.$A$2:.$K$20];2;0)" office:value-type="float" office:value="17" calcext:value-type="float">
            <text:p>17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7" calcext:value-type="float">
            <text:p>31782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520344" calcext:value-type="float">
            <text:p>3520344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5];[$legenda.$A$2:.$K$20];2;0)" office:value-type="float" office:value="17" calcext:value-type="float">
            <text:p>17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5];[$legenda.$A$2:.$K$20];10;0)&lt;&gt;&quot;vazio&quot;;VLOOKUP([.$C1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5];[$legenda.$A$2:.$K$20];11;0)&lt;&gt;&quot;vazio&quot;;VLOOKUP([.$C1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8" calcext:value-type="float">
            <text:p>31782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64" calcext:value-type="float">
            <text:p>64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6];[$legenda.$A$2:.$K$20];2;0)" office:value-type="float" office:value="18" calcext:value-type="float">
            <text:p>18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6];[$legenda.$A$2:.$K$20];10;0)&lt;&gt;&quot;vazio&quot;;VLOOKUP([.$C1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29" calcext:value-type="float">
            <text:p>31782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320065" calcext:value-type="float">
            <text:p>5320065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7];[$legenda.$A$2:.$K$20];2;0)" office:value-type="float" office:value="17" calcext:value-type="float">
            <text:p>17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7];[$legenda.$A$2:.$K$20];10;0)&lt;&gt;&quot;vazio&quot;;VLOOKUP([.$C10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7];[$legenda.$A$2:.$K$20];11;0)&lt;&gt;&quot;vazio&quot;;VLOOKUP([.$C1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0" calcext:value-type="float">
            <text:p>31783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75" calcext:value-type="float">
            <text:p>75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8];[$legenda.$A$2:.$K$20];2;0)" office:value-type="float" office:value="17" calcext:value-type="float">
            <text:p>17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1" calcext:value-type="float">
            <text:p>31783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320083" calcext:value-type="float">
            <text:p>5320083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9];[$legenda.$A$2:.$K$20];2;0)" office:value-type="float" office:value="17" calcext:value-type="float">
            <text:p>17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2" calcext:value-type="float">
            <text:p>31783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0];[$legenda.$A$2:.$K$20];2;0)" office:value-type="float" office:value="17" calcext:value-type="float">
            <text:p>17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3" calcext:value-type="float">
            <text:p>31783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8150063" calcext:value-type="float">
            <text:p>8150063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1];[$legenda.$A$2:.$K$20];2;0)" office:value-type="float" office:value="17" calcext:value-type="float">
            <text:p>17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1];[$legenda.$A$2:.$K$20];10;0)&lt;&gt;&quot;vazio&quot;;VLOOKUP([.$C1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4" calcext:value-type="float">
            <text:p>31783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12];[$legenda.$A$2:.$K$20];2;0)" office:value-type="float" office:value="14" calcext:value-type="float">
            <text:p>14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12];[$legenda.$A$2:.$K$20];10;0)&lt;&gt;&quot;vazio&quot;;VLOOKUP([.$C112];[$legenda.$A$2:.$K$20];10;0);&quot;&quot;)">
            <text:p/>
          </table:table-cell>
          <table:table-cell table:style-name="ce15" table:formula="of:=IF(VLOOKUP([.$C112];[$legenda.$A$2:.$K$20];11;0)&lt;&gt;&quot;vazio&quot;;VLOOKUP([.$C112];[$legenda.$A$2:.$K$20];11;0);&quot;&quot;)">
            <text:p/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35" calcext:value-type="float">
            <text:p>31783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13];[$legenda.$A$2:.$K$20];2;0)" office:value-type="string" office:string-value="9.1" calcext:value-type="string">
            <text:p>9.1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3];[$legenda.$A$2:.$K$20];10;0)&lt;&gt;&quot;vazio&quot;;VLOOKUP([.$C1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3];[$legenda.$A$2:.$K$20];11;0)&lt;&gt;&quot;vazio&quot;;VLOOKUP([.$C1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836" calcext:value-type="float">
            <text:p>31783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250196" calcext:value-type="float">
            <text:p>3250196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4];[$legenda.$A$2:.$K$20];2;0)" office:value-type="float" office:value="17" calcext:value-type="float">
            <text:p>17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7" calcext:value-type="float">
            <text:p>31783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302" calcext:value-type="float">
            <text:p>302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5];[$legenda.$A$2:.$K$20];2;0)" office:value-type="float" office:value="17" calcext:value-type="float">
            <text:p>17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8" calcext:value-type="float">
            <text:p>31783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10261" calcext:value-type="float">
            <text:p>6410261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6];[$legenda.$A$2:.$K$20];2;0)" office:value-type="float" office:value="17" calcext:value-type="float">
            <text:p>17</text:p>
          </table:table-cell>
          <table:table-cell table:style-name="ce15" table:formula="of:=IF(VLOOKUP([.$C116];[$legenda.$A$2:.$K$20];9;0)&lt;&gt;&quot;vazio&quot;;VLOOKUP([.$C1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6];[$legenda.$A$2:.$K$20];10;0)&lt;&gt;&quot;vazio&quot;;VLOOKUP([.$C1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9" calcext:value-type="float">
            <text:p>31783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90266" calcext:value-type="float">
            <text:p>6490266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7];[$legenda.$A$2:.$K$20];2;0)" office:value-type="float" office:value="17" calcext:value-type="float">
            <text:p>17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0" calcext:value-type="float">
            <text:p>31784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560268" calcext:value-type="float">
            <text:p>6560268</text:p>
          </table:table-cell>
          <table:table-cell table:style-name="ce14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8];[$legenda.$A$2:.$K$20];2;0)" office:value-type="float" office:value="17" calcext:value-type="float">
            <text:p>17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1" calcext:value-type="float">
            <text:p>31784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268" calcext:value-type="float">
            <text:p>268</text:p>
          </table:table-cell>
          <table:table-cell table:style-name="ce14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9];[$legenda.$A$2:.$K$20];2;0)" office:value-type="float" office:value="17" calcext:value-type="float">
            <text:p>17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2" calcext:value-type="float">
            <text:p>31784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0];[$legenda.$A$2:.$K$20];2;0)" office:value-type="float" office:value="17" calcext:value-type="float">
            <text:p>17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3" calcext:value-type="float">
            <text:p>31784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ulta</text:p>
          </table:table-cell>
          <table:table-cell table:style-name="ce3"/>
          <table:table-cell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14" table:formula="of:=VLOOKUP([.C121];[$legenda.$A$2:.$K$20];3;0)&amp;&quot;(&quot;&amp;[.K121]&amp;&quot; &quot;&amp;[.L121]&amp;&quot; &quot;&amp;[.M121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21];[$legenda.$A$2:.$K$20];2;0)" office:value-type="float" office:value="13" calcext:value-type="float">
            <text:p>13</text:p>
          </table:table-cell>
          <table:table-cell table:style-name="ce15" table:formula="of:=IF(VLOOKUP([.$C121];[$legenda.$A$2:.$K$20];9;0)&lt;&gt;&quot;vazio&quot;;VLOOKUP([.$C121];[$legenda.$A$2:.$K$20];9;0);&quot;&quot;)">
            <text:p/>
          </table:table-cell>
          <table:table-cell table:style-name="ce15" table:formula="of:=IF(VLOOKUP([.$C121];[$legenda.$A$2:.$K$20];10;0)&lt;&gt;&quot;vazio&quot;;VLOOKUP([.$C121];[$legenda.$A$2:.$K$20];10;0);&quot;&quot;)">
            <text:p/>
          </table:table-cell>
          <table:table-cell table:style-name="ce15" table:formula="of:=IF(VLOOKUP([.$C121];[$legenda.$A$2:.$K$20];11;0)&lt;&gt;&quot;vazio&quot;;VLOOKUP([.$C121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21];[$legenda.$A$2:.$K$20];7;0)&lt;&gt;&quot;vazio&quot;;VLOOKUP([.$C121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317844" calcext:value-type="float">
            <text:p>31784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game over</text:p>
          </table:table-cell>
          <table:table-cell table:style-name="ce3"/>
          <table:table-cell table:style-name="ce4" office:value-type="float" office:value="84" calcext:value-type="float">
            <text:p>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22];[$legenda.$A$2:.$K$20];3;0)&amp;&quot;(&quot;&amp;[.K122]&amp;&quot; &quot;&amp;[.L122]&amp;&quot; &quot;&amp;[.M122]&amp;&quot;)&quot;" office:value-type="string" office:string-value="FimDeJogo(  )" calcext:value-type="string">
            <text:p>FimDeJogo( <text:s/>)</text:p>
          </table:table-cell>
          <table:table-cell table:style-name="ce15" table:formula="of:=VLOOKUP([.$C122];[$legenda.$A$2:.$K$20];2;0)" office:value-type="float" office:value="1" calcext:value-type="float">
            <text:p>1</text:p>
          </table:table-cell>
          <table:table-cell table:style-name="ce15" table:formula="of:=IF(VLOOKUP([.$C122];[$legenda.$A$2:.$K$20];9;0)&lt;&gt;&quot;vazio&quot;;VLOOKUP([.$C122];[$legenda.$A$2:.$K$20];9;0);&quot;&quot;)">
            <text:p/>
          </table:table-cell>
          <table:table-cell table:style-name="ce15" table:formula="of:=IF(VLOOKUP([.$C122];[$legenda.$A$2:.$K$20];10;0)&lt;&gt;&quot;vazio&quot;;VLOOKUP([.$C122];[$legenda.$A$2:.$K$20];10;0);&quot;&quot;)">
            <text:p/>
          </table:table-cell>
          <table:table-cell table:style-name="ce15" table:formula="of:=IF(VLOOKUP([.$C122];[$legenda.$A$2:.$K$20];11;0)&lt;&gt;&quot;vazio&quot;;VLOOKUP([.$C122];[$legenda.$A$2:.$K$20];11;0);&quot;&quot;)">
            <text:p/>
          </table:table-cell>
          <table:table-cell table:style-name="ce15" table:formula="of:=IF(VLOOKUP([.$C122];[$legenda.$A$2:.$K$20];7;0)&lt;&gt;&quot;vazio&quot;;VLOOKUP([.$C122];[$legenda.$A$2:.$K$20];7;0);&quot;&quot;)">
            <text:p/>
          </table:table-cell>
          <table:table-cell table:number-columns-repeated="50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00:42:16.925190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9T00:42:27.024090250</dc:date>
    <meta:editing-duration>PT12M19S</meta:editing-duration>
    <meta:editing-cycles>6</meta:editing-cycles>
    <meta:document-statistic meta:table-count="2" meta:cell-count="1926" meta:object-count="0"/>
  </office:meta>
</office:document-meta>
</file>